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c9894" officeooo:paragraph-rsid="001c9894" style:font-weight-asian="bold" style:font-weight-complex="bold"/>
    </style:style>
    <style:style style:name="P2" style:family="paragraph" style:parent-style-name="Standard">
      <style:text-properties fo:font-weight="bold" officeooo:rsid="001e950c" officeooo:paragraph-rsid="001e950c" style:font-weight-asian="bold" style:font-weight-complex="bold"/>
    </style:style>
    <style:style style:name="P3" style:family="paragraph" style:parent-style-name="Standard">
      <style:text-properties fo:font-weight="bold" officeooo:rsid="001e950c" officeooo:paragraph-rsid="001c9894" style:font-weight-asian="bold" style:font-weight-complex="bold"/>
    </style:style>
    <style:style style:name="P4" style:family="paragraph" style:parent-style-name="Standard" style:list-style-name="L1">
      <style:text-properties fo:font-weight="bold" officeooo:rsid="001e950c" officeooo:paragraph-rsid="001e950c" style:font-weight-asian="bold" style:font-weight-complex="bold"/>
    </style:style>
    <style:style style:name="P5" style:family="paragraph" style:parent-style-name="Standard" style:list-style-name="L1">
      <style:text-properties fo:font-weight="bold" officeooo:rsid="0021b552" officeooo:paragraph-rsid="0021b552" style:font-weight-asian="bold" style:font-weight-complex="bold"/>
    </style:style>
    <style:style style:name="P6" style:family="paragraph" style:parent-style-name="Standard" style:list-style-name="L1">
      <style:text-properties fo:font-weight="bold" officeooo:rsid="00235167" officeooo:paragraph-rsid="00235167" style:font-weight-asian="bold" style:font-weight-complex="bold"/>
    </style:style>
    <style:style style:name="P7" style:family="paragraph" style:parent-style-name="Standard" style:list-style-name="L1">
      <style:text-properties fo:font-weight="bold" officeooo:rsid="0024e33e" officeooo:paragraph-rsid="0024e33e" style:font-weight-asian="bold" style:font-weight-complex="bold"/>
    </style:style>
    <style:style style:name="P8" style:family="paragraph" style:parent-style-name="Standard" style:list-style-name="L1">
      <style:text-properties fo:font-weight="bold" officeooo:rsid="0025af1e" officeooo:paragraph-rsid="0025af1e" style:font-weight-asian="bold" style:font-weight-complex="bold"/>
    </style:style>
    <style:style style:name="P9" style:family="paragraph" style:parent-style-name="Standard" style:list-style-name="L1">
      <style:text-properties fo:font-weight="bold" officeooo:rsid="002618d3" officeooo:paragraph-rsid="002618d3" style:font-weight-asian="bold" style:font-weight-complex="bold"/>
    </style:style>
    <style:style style:name="P10" style:family="paragraph" style:parent-style-name="Table_20_Contents">
      <style:paragraph-properties fo:text-align="center" style:justify-single-word="false"/>
      <style:text-properties officeooo:rsid="001c9894" officeooo:paragraph-rsid="001c9894"/>
    </style:style>
    <style:style style:name="P11"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208c86" style:font-weight-asian="normal" style:font-weight-complex="normal"/>
    </style:style>
    <style:style style:name="T3" style:family="text">
      <style:text-properties fo:font-weight="normal" officeooo:rsid="0022c356" style:font-weight-asian="normal" style:font-weight-complex="normal"/>
    </style:style>
    <style:style style:name="T4" style:family="text">
      <style:text-properties fo:font-weight="normal" officeooo:rsid="002618d3" style:font-weight-asian="normal" style:font-weight-complex="normal"/>
    </style:style>
    <style:style style:name="T5" style:family="text">
      <style:text-properties officeooo:rsid="0021b5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EJECUCIÓN</text:p>
      <table:table table:name="Table1" table:style-name="Table1">
        <table:table-column table:style-name="Table1.A" table:number-columns-repeated="3"/>
        <table:table-row>
          <table:table-cell table:style-name="Table1.A1" office:value-type="string">
            <text:p text:style-name="P10">Estado Test Cases</text:p>
          </table:table-cell>
          <table:table-cell table:style-name="Table1.A1" office:value-type="string">
            <text:p text:style-name="P10">Cantidad de Test Cases</text:p>
          </table:table-cell>
          <table:table-cell table:style-name="Table1.C1" office:value-type="string">
            <text:p text:style-name="P10">Porcentaje</text:p>
          </table:table-cell>
        </table:table-row>
        <table:table-row>
          <table:table-cell table:style-name="Table1.B5" office:value-type="string">
            <text:p text:style-name="P10">Total de Test Cases Ejecutados</text:p>
          </table:table-cell>
          <table:table-cell table:style-name="Table1.B5" office:value-type="string">
            <text:p text:style-name="P10">25 </text:p>
          </table:table-cell>
          <table:table-cell table:style-name="Table1.C5" office:value-type="string">
            <text:p text:style-name="P10">100%</text:p>
          </table:table-cell>
        </table:table-row>
        <table:table-row>
          <table:table-cell table:style-name="Table1.B5" office:value-type="string">
            <text:p text:style-name="P10">Test Cases Exitosos</text:p>
          </table:table-cell>
          <table:table-cell table:style-name="Table1.B5" office:value-type="string">
            <text:p text:style-name="P11">19</text:p>
          </table:table-cell>
          <table:table-cell table:style-name="Table1.C5" office:value-type="string">
            <text:p text:style-name="P10">76%</text:p>
          </table:table-cell>
        </table:table-row>
        <table:table-row>
          <table:table-cell table:style-name="Table1.B5" office:value-type="string">
            <text:p text:style-name="P10">Test Cases Fallidos</text:p>
          </table:table-cell>
          <table:table-cell table:style-name="Table1.B5" office:value-type="string">
            <text:p text:style-name="P11">6</text:p>
          </table:table-cell>
          <table:table-cell table:style-name="Table1.C5" office:value-type="string">
            <text:p text:style-name="P10">24%</text:p>
          </table:table-cell>
        </table:table-row>
        <table:table-row>
          <table:table-cell table:style-name="Table1.B5" office:value-type="string">
            <text:p text:style-name="P10">Test Cases Bloqueados</text:p>
          </table:table-cell>
          <table:table-cell table:style-name="Table1.B5" office:value-type="string">
            <text:p text:style-name="P11">0</text:p>
          </table:table-cell>
          <table:table-cell table:style-name="Table1.C5" office:value-type="string">
            <text:p text:style-name="P10">0%</text:p>
          </table:table-cell>
        </table:table-row>
      </table:table>
      <text:p text:style-name="P3"/>
      <text:p text:style-name="P2">RECOMENDACIONES <text:span text:style-name="T5">Y OBSERVACIONES</text:span></text:p>
      <text:p text:style-name="P2"/>
      <text:list xml:id="list3140178396515708709" text:style-name="L1">
        <text:list-item>
          <text:p text:style-name="P4">SCMU-1: <text:span text:style-name="T2">se recomienda implementar un método, de ser posible, que permita la conexión de manera automatica cuando el programa se ejecuta en otra máquina, ya que se suelen presentar problemas en el momento de la conexión, sobre todo por la disponibilidad del puerto que se encuentra especificado en el código fuente del sistema.</text:span></text:p>
        </text:list-item>
        <text:list-item>
          <text:p text:style-name="P5">SCMU-5: <text:s/><text:span text:style-name="T3">el metodo falla en algunas ocasiones, sobre todo a la hora de mostrar la información de los articulos al usuario.</text:span></text:p>
        </text:list-item>
        <text:list-item>
          <text:p text:style-name="P6">SCMU-13: <text:span text:style-name="T1">el sistema falla en el momento de ejecutar esta opción en sistemas Linux, debido a que la implementación necesita de librerias propias de sistemas Windows. Se recomienda buscar una implementación de esta caracteristica que sea compatible con ambos sistemas operativos.</text:span></text:p>
        </text:list-item>
        <text:list-item>
          <text:p text:style-name="P7">SCMU-18: <text:span text:style-name="T1">e sistema no realiza validación de la extensión de los espacios de texto ni de los de valores numéricos, incluidos aquellos en los que se digitan valores porcentuales y cuyo valor no puede exceder un cierto limite.</text:span></text:p>
        </text:list-item>
        <text:list-item>
          <text:p text:style-name="P8">SCMU-19: <text:span text:style-name="T4">el manejo de la interfaz es poco intuitivo en varios aspectos, como por ejemplo, una adecuada indicación de cuales campos son obligatorios, o en el caso de la función de busqueda, los valores a digitar para la realización de la misma, no se encuentran posicionados de forma tal que permita al ususario digitar de forma secuencial los datos solicitados, sino que el mismo debe desplazarse por toda la ventana de la aplicación, para buscar los valores a digitar.</text:span></text:p>
          <text:p text:style-name="P9"><text:span text:style-name="T4">S</text:span><text:span text:style-name="T1">e recomienda que se realice una reestructuración de la interfaz gráfica, del sistema, que permita una utilización más intuitiva para el usuar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Araya</meta:initial-creator>
    <meta:creation-date>2015-06-25T13:28:07.421608837</meta:creation-date>
    <dc:date>2015-06-25T13:48:49.626931245</dc:date>
    <dc:creator>Juan Araya</dc:creator>
    <meta:editing-duration>PT14M49S</meta:editing-duration>
    <meta:editing-cycles>10</meta:editing-cycles>
    <meta:generator>LibreOffice/4.2.8.2$Linux_X86_64 LibreOffice_project/420m0$Build-2</meta:generator>
    <meta:document-statistic meta:table-count="1" meta:image-count="0" meta:object-count="0" meta:page-count="1" meta:paragraph-count="23" meta:word-count="296" meta:character-count="1776" meta:non-whitespace-character-count="1507"/>
  </office:meta>
</office:document-meta>
</file>